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020" officeooo:paragraph-rsid="00015020"/>
    </style:style>
    <style:style style:name="P2" style:family="paragraph" style:parent-style-name="Standard">
      <style:text-properties officeooo:rsid="00015020" officeooo:paragraph-rsid="00032df8"/>
    </style:style>
    <style:style style:name="P3" style:family="paragraph" style:parent-style-name="Standard">
      <style:text-properties officeooo:rsid="00032df8" officeooo:paragraph-rsid="00032df8"/>
    </style:style>
    <style:style style:name="P4" style:family="paragraph" style:parent-style-name="Standard">
      <style:text-properties officeooo:rsid="00032df8" officeooo:paragraph-rsid="00038a5a"/>
    </style:style>
    <style:style style:name="P5" style:family="paragraph" style:parent-style-name="Standard">
      <style:text-properties officeooo:rsid="00038a5a" officeooo:paragraph-rsid="00038a5a"/>
    </style:style>
    <style:style style:name="P6" style:family="paragraph" style:parent-style-name="Standard">
      <style:text-properties officeooo:rsid="0003f434" officeooo:paragraph-rsid="0003f434"/>
    </style:style>
    <style:style style:name="P7" style:family="paragraph" style:parent-style-name="Standard">
      <style:text-properties officeooo:rsid="00032df8" officeooo:paragraph-rsid="00032df8"/>
    </style:style>
    <style:style style:name="P8" style:family="paragraph" style:parent-style-name="Standard">
      <style:text-properties officeooo:rsid="00038a5a" officeooo:paragraph-rsid="00038a5a"/>
    </style:style>
    <style:style style:name="P9" style:family="paragraph" style:parent-style-name="Standard">
      <style:text-properties officeooo:rsid="00015020" officeooo:paragraph-rsid="00032df8"/>
    </style:style>
    <style:style style:name="P10" style:family="paragraph" style:parent-style-name="Standard">
      <style:text-properties officeooo:rsid="00015020" officeooo:paragraph-rsid="0006bbc7"/>
    </style:style>
    <style:style style:name="P11" style:family="paragraph" style:parent-style-name="Standard">
      <style:text-properties officeooo:rsid="0006bbc7" officeooo:paragraph-rsid="0006bbc7"/>
    </style:style>
    <style:style style:name="P12" style:family="paragraph" style:parent-style-name="Standard">
      <style:text-properties officeooo:rsid="0006bbc7" officeooo:paragraph-rsid="0006bbc7" fo:background-color="#ffff00"/>
    </style:style>
    <style:style style:name="P13" style:family="paragraph" style:parent-style-name="Standard">
      <style:text-properties officeooo:rsid="000778c4" officeooo:paragraph-rsid="000778c4"/>
    </style:style>
    <style:style style:name="P14" style:family="paragraph" style:parent-style-name="Standard">
      <style:text-properties officeooo:rsid="0008f934" officeooo:paragraph-rsid="0008f934"/>
    </style:style>
    <style:style style:name="T1" style:family="text">
      <style:text-properties officeooo:rsid="00032df8"/>
    </style:style>
    <style:style style:name="T2" style:family="text">
      <style:text-properties officeooo:rsid="00038a5a"/>
    </style:style>
    <style:style style:name="T3" style:family="text">
      <style:text-properties officeooo:rsid="0003f434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anto che aspettiamo posso farti un veloce riassunto di quanto è successo in questi giorni, visto che mi sono sentita più volte sia con Francesco che con Alessandro:</text:p>
      <text:p text:style-name="P1"/>
      <text:p text:style-name="P1">per quanto riguarda la parte statica (discussa con Francesco) </text:p>
      <text:p text:style-name="P1">-è stato approvato, per ora, quanto ho scritto sul documento “appunti 4 dic” per quanto riguarda le pagine che ci dovrebbero servire e la loro costruzione</text:p>
      <text:p text:style-name="P1">-Francesco si stà occupando dello scheletro html che sarà comune a tutte le pagine statiche</text:p>
      <text:p text:style-name="P1">-appena lo scheletro sarà disponibile (oggi probabilmente) io e lui cominceremo a fare le pagine statiche che ci serviranno</text:p>
      <text:p text:style-name="P1">-siccome la professoressa sembrava ambivalente ai siti completamente dinamici (che usano per esempio funzioni per richiamare l'header il footer ecc) useremo dei file “template” per gli elementi comuni a tutte le pagine (per rendere veloce l'applicazione di eventuali modifiche), mantenendo statiche le pagine definite tali.</text:p>
      <text:p text:style-name="P1">-abbiamo inoltre discusso alcuni piccoli accorgimenti, soprattutto riguardo all'accessibilità come i link di aiuto alla navigazione e simili.</text:p>
      <text:p text:style-name="P1"/>
      <text:p text:style-name="P1">Per quanto riguarda il database (discusso con Alessandro):</text:p>
      <text:p text:style-name="P1">-<text:span text:style-name="T1">abbiamo preso le prime idee dal db del vecchio progetto (ci serviva anche qui una entità utente registrato, amministratore e simili alla fin fine)</text:span></text:p>
      <text:p text:style-name="P1">-<text:span text:style-name="T1">è stata fatta una descrizione delle classi usando UML, dalla quale astah (il programma) può ricavre direttamente il database SQL (ovviamente da osservare)</text:span></text:p>
      <text:p text:style-name="P2">-<text:span text:style-name="T1">si è ragionato sulle entità necessarie, per quanto ricordo abbiamo sicuramente: </text:span></text:p>
      <text:p text:style-name="P3">-UTENTE: utente registrato del sito, l'entità ha attributi per rappresentare l'identità dell'utente anche nel mondo reale (nome, cognome e simili), può effettuare prenotazioni (relazione 1,n); </text:p>
      <text:p text:style-name="P3">-AMMINISTRATORE: utente registrato che ha possibilità di inserire NEWS sul sito; </text:p>
      <text:p text:style-name="P3">-PRENOTAZIONE: effettuata da un'utente, in base ad una tipologia di prenotazione (relazione 1,1), prevede probabilmente una data di visita; </text:p>
      <text:p text:style-name="P3">-TIPOLOGIA DI PRENOTAZIONE (singolo, gruppo, scolaresca ecc) in base a questa cambiano il prezzo a persona di una PRENOTAZIONE effettuata dall'utente e altre caratteristiche della stessa (credo);</text:p>
      <text:p text:style-name="P6">-NEWS;</text:p>
      <text:p text:style-name="P3"/>
      <text:p text:style-name="P4"><text:span text:style-name="T2">NB gli ho consigliato di basarsi sull'operato dei siti degli acquari di Cattolica e Genova per capire quali entità (e con quali attributi) potevano servire ( </text:span><text:a xlink:type="simple" xlink:href="http://www.acquariodicattolica.it/" text:style-name="Internet_20_link" text:visited-style-name="Visited_20_Internet_20_Link"><text:span text:style-name="T2">http://www.acquariodicattolica.it/</text:span></text:a><text:span text:style-name="T2"> &amp; http://www.acquariodigenova.it/ ) </text:span></text:p>
      <text:p text:style-name="P4"/>
      <text:p text:style-name="P4">NB non ho a disposizione gli attributi precisi delle varie entità, ne il loro impiego preciso, ho chiesto ad Alessandro di fornire una documentazione per spiegare come v<text:span text:style-name="T3">orrebbe</text:span> impiegare le <text:span text:style-name="T3">entità</text:span> e perché, <text:span text:style-name="T2">visto che</text:span> sembra abbia molte proposte (anche per la parte dinamica) <text:span text:style-name="T2">che vanno nel caso approvate o meno dal gruppo intero</text:span>.</text:p>
      <text:p text:style-name="P5">Ad esempio:</text:p>
      <text:p text:style-name="P5">→ Alessandro propone di rendere la sezione SALE dinamica, mantenendo nel db i dati (a quanto ho capito) riguardanti i PROTAGONISTI delle esposizioni, così da rendere possibile l'aggiunta di un nuovo tipo di pesce o la sostituzione di uno presente che è stato trasferito ecc;</text:p>
      <text:p text:style-name="P5">→ <text:s/>Alessandro propone di rendere visibile all'Amministratore tutte le prenotazioni effettuate dagli utenti all' AMMINISTRATORE (che le può cercare in a base ai dati dell'utente che le ha effettuate, la data di visita , in modo che questi possa essenzialmente fungere anche da cassiere; <text:s/></text:p>
      <text:p text:style-name="P3"/>
      <text:p text:style-name="P10">volevo chiederti comunque, visto che sei quello che tra noi ha più esperienza <text:s/>sull'organzizzazione e realizzazione della parte dinamica di un sito, se potevi compilare una lista delle funzioni dinamiche che ci serviranno </text:p>
      <text:p text:style-name="P10"/>
      <text:p text:style-name="P11"><text:soft-page-break/><text:span text:style-name="T4">usato: </text:span><text:a xlink:type="simple" xlink:href="http://www.color-blindness.com/coblis-color-blindness-simulator/" text:style-name="Internet_20_link" text:visited-style-name="Visited_20_Internet_20_Link"><text:span text:style-name="T4">http://www.color-blindness.com/coblis-color-blindness-simulator/</text:span></text:a></text:p>
      <text:p text:style-name="P12">x accessibilità ai daltonici</text:p>
      <text:p text:style-name="P2"/>
      <text:p text:style-name="P2"/>
      <text:p text:style-name="P13">di mio io <text:s/>A meno che l'acquario sia di dimensioni enormi non riusciamo</text:p>
      <text:p text:style-name="P13"/>
      <text:p text:style-name="P14">per conto mio, capisco che sui siti che abbiamo osservato offrivano "pacchetti" con altri servizi (hotel e simili) o con altri musei (come il museo del mare nel sito di Genova), ma a meno che il nostro acquario non sia enorme io non chiederei di pagare per ogni esposizio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0:45:44.523000000</meta:creation-date>
    <dc:date>2016-12-11T18:56:42.863000000</dc:date>
    <meta:editing-duration>PT1H17M4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26" meta:word-count="585" meta:character-count="3913" meta:non-whitespace-character-count="3341"/>
  </office:meta>
</office:document-meta>
</file>